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46f1c2" officeooo:paragraph-rsid="0010aee8"/>
    </style:style>
    <style:style style:name="P2" style:family="paragraph" style:parent-style-name="Standard" style:list-style-name="L2">
      <style:text-properties officeooo:paragraph-rsid="0010aee8"/>
    </style:style>
    <style:style style:name="P3" style:family="paragraph" style:parent-style-name="Standard" style:list-style-name="L2">
      <style:text-properties officeooo:rsid="007e1b08" officeooo:paragraph-rsid="0010aee8"/>
    </style:style>
    <style:style style:name="P4" style:family="paragraph" style:parent-style-name="Standard" style:list-style-name="L8">
      <style:text-properties officeooo:rsid="00b50e54" officeooo:paragraph-rsid="0010aee8"/>
    </style:style>
    <style:style style:name="P5" style:family="paragraph" style:parent-style-name="Standard" style:list-style-name="L6">
      <style:text-properties officeooo:paragraph-rsid="0010aee8"/>
    </style:style>
    <style:style style:name="P6" style:family="paragraph" style:parent-style-name="Standard" style:list-style-name="L7">
      <style:text-properties officeooo:paragraph-rsid="0010aee8"/>
    </style:style>
    <style:style style:name="P7" style:family="paragraph" style:parent-style-name="Standard" style:list-style-name="L9">
      <style:text-properties officeooo:paragraph-rsid="0010aee8"/>
    </style:style>
    <style:style style:name="P8" style:family="paragraph" style:parent-style-name="Standard">
      <style:text-properties officeooo:paragraph-rsid="0010aee8"/>
    </style:style>
    <style:style style:name="P9" style:family="paragraph" style:parent-style-name="Heading_20_1">
      <style:text-properties officeooo:paragraph-rsid="0010aee8"/>
    </style:style>
    <style:style style:name="P10" style:family="paragraph" style:parent-style-name="Footnote">
      <style:text-properties officeooo:rsid="004a0c74" officeooo:paragraph-rsid="004a0c74"/>
    </style:style>
    <style:style style:name="P11" style:family="paragraph" style:parent-style-name="Footnote">
      <style:text-properties officeooo:rsid="00b60976" officeooo:paragraph-rsid="00b762c3"/>
    </style:style>
    <style:style style:name="P12" style:family="paragraph" style:parent-style-name="Heading_20_2">
      <style:text-properties officeooo:rsid="00b29e7b" officeooo:paragraph-rsid="0010aee8"/>
    </style:style>
    <style:style style:name="P13" style:family="paragraph" style:parent-style-name="Heading_20_2">
      <style:text-properties officeooo:rsid="00b43964" officeooo:paragraph-rsid="0010aee8"/>
    </style:style>
    <style:style style:name="P14" style:family="paragraph" style:parent-style-name="Heading_20_2">
      <style:text-properties officeooo:paragraph-rsid="0010aee8"/>
    </style:style>
    <style:style style:name="T1" style:family="text">
      <style:text-properties fo:language="en" fo:country="US"/>
    </style:style>
    <style:style style:name="T2" style:family="text">
      <style:text-properties officeooo:rsid="001ef4ba"/>
    </style:style>
    <style:style style:name="T3" style:family="text">
      <style:text-properties officeooo:rsid="0045ed4a"/>
    </style:style>
    <style:style style:name="T4" style:family="text">
      <style:text-properties officeooo:rsid="00bc347c"/>
    </style:style>
    <style:style style:name="T5" style:family="text">
      <style:text-properties officeooo:rsid="016c54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Distributed hash table</text:span> <text:span text:style-name="T2">(DHT)</text:span></text:h>
      <text:p text:style-name="P8">DHT have a group of issue <text:span text:style-name="T3">when run across a DTN Network</text:span></text:p>
      <text:p text:style-name="P8">put(key,value) and get(key)</text:p>
      <text:list xml:id="list7544059864297714933" text:style-name="L2">
        <text:list-item>
          <text:p text:style-name="P1">Always On</text:p>
        </text:list-item>
        <text:list-item>
          <text:p text:style-name="P2"><text:bookmark text:name="Structured_networks"/><text:span text:style-name="T4">mostly </text:span>Structured<text:note text:id="ftn4" text:note-class="footnote"><text:note-citation>1</text:note-citation><text:note-body><text:p text:style-name="P10">Yes I know about Unstructured DHT </text:p></text:note-body></text:note></text:p>
          <text:p text:style-name="P3">the are two DHT witch may work on DTN network:</text:p>
        </text:list-item>
      </text:list>
      <text:h text:style-name="P14" text:outline-level="2"><text:bookmark-start text:name="__RefHeading__3012_1499670742"/>X-vine<text:bookmark-end text:name="__RefHeading__3012_1499670742"/></text:h>
      <text:list xml:id="list3589594805290523336" text:style-name="L6">
        <text:list-item>
          <text:p text:style-name="P5"><text:bibliography-mark text:identifier="XVINE" text:bibliography-type="article" text:author="Prateek Mittal, Matthew Caesar, and Nikita Borisov" text:title="X-vine: Secure and pseudonymous routing using social networks" text:year="2011">[XVINE]</text:bibliography-mark></text:p>
        </text:list-item>
      </text:list>
      <text:h text:style-name="P14" text:outline-level="2"><text:bookmark-start text:name="__RefHeading__3014_1499670742"/>Freenet<text:bookmark-end text:name="__RefHeading__3014_1499670742"/></text:h>
      <text:list xml:id="list5477475031724289186" text:style-name="L7">
        <text:list-item>
          <text:p text:style-name="P6"><text:span text:style-name="T5">see</text:span><text:note text:id="ftn5" text:note-class="footnote"><text:note-citation>2</text:note-citation><text:note-body><text:p text:style-name="P11">Freenet is also a <text:span text:style-name="T1">Information-centric networking</text:span></text:p></text:note-body></text:note></text:p>
        </text:list-item>
      </text:list>
      <text:h text:style-name="P12" text:outline-level="2"><text:bookmark-start text:name="__RefHeading__2965_1499670742"/>Keyword searching<text:bookmark-end text:name="__RefHeading__2965_1499670742"/></text:h>
      <text:list xml:id="list4531565905909599515" text:style-name="L8">
        <text:list-item>
          <text:p text:style-name="P4">Inverted Index</text:p>
        </text:list-item>
      </text:list>
      <text:h text:style-name="P13" text:outline-level="2"><text:bookmark-start text:name="__RefHeading__2967_1499670742"/>Bootstrapping<text:bookmark-end text:name="__RefHeading__2967_1499670742"/></text:h>
      <text:list xml:id="list2592603679986019952" text:style-name="L9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A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8:38:15.629698763</meta:creation-date>
    <dc:date>2016-07-12T08:38:41.759124898</dc:date>
    <dc:creator>Tom Sparks</dc:creator>
    <meta:editing-duration>P0D</meta:editing-duration>
    <meta:editing-cycles>1</meta:editing-cycles>
    <meta:document-statistic meta:table-count="0" meta:image-count="0" meta:object-count="0" meta:page-count="1" meta:paragraph-count="16" meta:word-count="61" meta:character-count="342" meta:non-whitespace-character-count="302"/>
    <meta:generator>LibreOffice/4.2.8.2$Linux_X86_64 LibreOffice_project/420m0$Build-2</meta:generator>
  </office:meta>
</office:document-meta>
</file>